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88cm solid #000000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gr1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1" text:anchor-type="paragraph" svg:x="5.847cm" svg:y="1.286cm" svg:width="2.912cm" draw:z-index="0"><draw:text-box fo:min-height="1.529cm"><text:p text:style-name="P1">Coordenadas de modelado</text:p></draw:text-box></draw:frame><draw:frame draw:style-name="fr1" draw:name="Marco2" text:anchor-type="paragraph" svg:x="9.848cm" svg:y="1.286cm" svg:width="2.912cm" draw:z-index="1"><draw:text-box fo:min-height="1.529cm"><text:p text:style-name="P1">Coordenadas de modelado </text:p></draw:text-box></draw:frame><draw:frame draw:style-name="fr1" draw:name="Marco3" text:anchor-type="paragraph" svg:x="7.848cm" svg:y="4.286cm" svg:width="2.912cm" draw:z-index="2"><draw:text-box fo:min-height="1.529cm"><text:p text:style-name="P1">Coordenadas universales.</text:p></draw:text-box></draw:frame><draw:frame draw:style-name="fr1" draw:name="Marco4" text:anchor-type="paragraph" svg:x="7.848cm" svg:y="7.287cm" svg:width="2.912cm" draw:z-index="3"><draw:text-box fo:min-height="1.529cm"><text:p text:style-name="P1">Coordenadas de visualización y proyección</text:p></draw:text-box></draw:frame><draw:frame draw:style-name="fr1" draw:name="Marco5" text:anchor-type="paragraph" svg:x="7.848cm" svg:y="11.287cm" svg:width="2.912cm" draw:z-index="4"><draw:text-box fo:min-height="1.529cm"><text:p text:style-name="P1">Coordenadas normalizadas</text:p></draw:text-box></draw:frame><draw:frame draw:style-name="fr1" draw:name="Marco6" text:anchor-type="paragraph" svg:x="7.848cm" svg:y="14.288cm" svg:width="2.912cm" draw:z-index="5"><draw:text-box fo:min-height="1.529cm"><text:p text:style-name="P1">Coordenadas de dispositivo.</text:p></draw:text-box></draw:frame><draw:frame draw:style-name="fr2" draw:name="Marco7" text:anchor-type="paragraph" svg:x="1.071cm" svg:y="1.201cm" svg:width="3.447cm" draw:z-index="11"><draw:text-box fo:min-height="1.764cm"><text:p text:style-name="P1">Objetos independientes</text:p></draw:text-box></draw:frame><draw:frame draw:style-name="fr2" draw:name="Marco8" text:anchor-type="paragraph" svg:x="1.071cm" svg:y="4.202cm" svg:width="3.447cm" draw:z-index="13"><draw:text-box fo:min-height="1.764cm"><text:p text:style-name="P1">Escena con varios objetos.</text:p></draw:text-box></draw:frame><draw:frame draw:style-name="fr2" draw:name="Marco9" text:anchor-type="paragraph" svg:x="1.071cm" svg:y="7.202cm" svg:width="3.447cm" draw:z-index="14"><draw:text-box fo:min-height="1.764cm"><text:p text:style-name="P1">Pipeline de visualización.</text:p></draw:text-box></draw:frame><draw:frame draw:style-name="fr2" draw:name="Marco10" text:anchor-type="paragraph" svg:x="1.071cm" svg:y="11.202cm" svg:width="3.447cm" draw:z-index="15"><draw:text-box fo:min-height="1.764cm"><text:p text:style-name="P1">Coordenadas entre 0 y 1 o entre <text:s/>-1 y 1 independientes del dispositivo.</text:p></draw:text-box></draw:frame><draw:frame draw:style-name="fr2" draw:name="Marco11" text:anchor-type="paragraph" svg:x="1.071cm" svg:y="14.203cm" svg:width="3.447cm" draw:z-index="16"><draw:text-box fo:min-height="1.764cm"><text:p text:style-name="P1">Coordenadas dependientes del <text:span text:style-name="T1">dispositivo.</text:span></text:p></draw:text-box></draw:frame><draw:line text:anchor-type="paragraph" draw:z-index="6" draw:style-name="gr1" draw:text-style-name="P2" svg:x1="7.604cm" svg:y1="2.813cm" svg:x2="8.38cm" svg:y2="4.286cm"><text:p/></draw:line><draw:line text:anchor-type="paragraph" draw:z-index="7" draw:style-name="gr1" draw:text-style-name="P2" svg:x1="11.4cm" svg:y1="2.813cm" svg:x2="10.063cm" svg:y2="4.286cm"><text:p/></draw:line><draw:line text:anchor-type="paragraph" draw:z-index="8" draw:style-name="gr1" draw:text-style-name="P2" svg:x1="9.262cm" svg:y1="5.814cm" svg:x2="9.262cm" svg:y2="7.287cm"><text:p/></draw:line><draw:line text:anchor-type="paragraph" draw:z-index="9" draw:style-name="gr1" draw:text-style-name="P2" svg:x1="9.315cm" svg:y1="9.708cm" svg:x2="9.315cm" svg:y2="11.287cm"><text:p/></draw:line><draw:line text:anchor-type="paragraph" draw:z-index="10" draw:style-name="gr1" draw:text-style-name="P2" svg:x1="9.342cm" svg:y1="12.815cm" svg:x2="9.342cm" svg:y2="14.288cm"><text:p/></draw:line><draw:line text:anchor-type="paragraph" draw:z-index="12" draw:style-name="gr2" draw:text-style-name="P2" svg:x1="4.516cm" svg:y1="2.048cm" svg:x2="5.848cm" svg:y2="2.048cm"><text:p/></draw:line><draw:line text:anchor-type="paragraph" draw:z-index="17" draw:style-name="gr2" draw:text-style-name="P2" svg:x1="7.848cm" svg:y1="5.068cm" svg:x2="4.516cm" svg:y2="5.121cm"><text:p/></draw:line><draw:line text:anchor-type="paragraph" draw:z-index="18" draw:style-name="gr2" draw:text-style-name="P2" svg:x1="7.848cm" svg:y1="8.14cm" svg:x2="4.516cm" svg:y2="8.087cm"><text:p/></draw:line><draw:line text:anchor-type="paragraph" draw:z-index="19" draw:style-name="gr2" draw:text-style-name="P2" svg:x1="7.848cm" svg:y1="12.069cm" svg:x2="4.516cm" svg:y2="12.069cm"><text:p/></draw:line><draw:line text:anchor-type="paragraph" draw:z-index="20" draw:style-name="gr2" draw:text-style-name="P2" svg:x1="7.848cm" svg:y1="15.062cm" svg:x2="4.516cm" svg:y2="15.06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Zavaleta </meta:initial-creator>
    <meta:creation-date>2011-09-11T01:18:35</meta:creation-date>
    <meta:document-statistic meta:table-count="0" meta:image-count="0" meta:object-count="0" meta:page-count="1" meta:paragraph-count="11" meta:word-count="44" meta:character-count="349"/>
    <dc:date>2011-09-11T01:43:03</dc:date>
    <dc:creator>luisZavaleta </dc:creator>
    <meta:editing-duration>PT9M18S</meta:editing-duration>
    <meta:editing-cycles>1</meta:editing-cycles>
    <meta:generator>LibreOffice/3.3$Linux LibreOffice_project/330m19$Build-301</meta:generator>
  </office:meta>
</office:document-meta>
</file>